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1.755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866cm" fo:min-width="2.855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2.136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1.12cm" fo:padding-top="0.075cm" fo:padding-bottom="0.075cm" fo:padding-left="0.075cm" fo:padding-right="0.0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1.247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1.753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866cm" fo:min-width="2.9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2.325cm" fo:padding-top="0.075cm" fo:padding-bottom="0.075cm" fo:padding-left="0.075cm" fo:padding-right="0.075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draw:auto-grow-height="true" draw:auto-grow-width="true" fo:min-height="0.48cm" fo:min-width="2.233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draw:auto-grow-height="true" draw:auto-grow-width="true" fo:min-height="0.197cm" fo:min-width="3.964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5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1.374cm" fo:padding-top="0.075cm" fo:padding-bottom="0.075cm" fo:padding-left="0.075cm" fo:padding-right="0.0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ebee"/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3f2fd"/>
      <style:paragraph-properties fo:text-align="center" style:writing-mode="lr-tb"/>
    </style:style>
    <style:style style:name="P5" style:family="paragraph">
      <loext:graphic-properties draw:fill-color="#e8f5e9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8" style:family="paragraph">
      <loext:graphic-properties draw:fill="solid"/>
      <style:paragraph-properties fo:text-align="center"/>
      <style:text-properties fo:color="#bf0041"/>
    </style:style>
    <style:style style:name="P9" style:family="paragraph">
      <loext:graphic-properties draw:fill="solid" draw:fill-color="#77bc65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f0041" fo:font-style="italic" style:font-style-asian="italic" style:font-style-complex="italic"/>
    </style:style>
    <style:style style:name="T4" style:family="text">
      <style:text-properties fo:color="#800080"/>
    </style:style>
    <style:style style:name="T5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016cm" svg:x="3.132cm" svg:y="0.643cm">
          <text:p text:style-name="P1">address<text:line-break/>of <text:span text:style-name="T1">DOC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05cm" svg:height="1.016cm" svg:x="0.127cm" svg:y="0.643cm">
          <text:p text:style-name="P1">8 <text:span text:style-name="T1">CONSTANT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016cm" svg:x="10.93cm" svg:y="3.1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016cm" svg:x="6.561cm" svg:y="0.643cm">
          <text:p text:style-name="P1">CFA of<text:line-break/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97cm" svg:height="1.016cm" svg:x="7.831cm" svg:y="0.643cm">
          <text:p text:style-name="P1">CFA of (<text:span text:style-name="T1">DOES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3cm" svg:height="1.016cm" svg:x="9.027cm" svg:y="3.1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5cm" svg:height="1.016cm" svg:x="5.977cm" svg:y="3.15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75cm" svg:height="1.016cm" svg:x="9.229cm" svg:y="0.643cm">
          <text:p text:style-name="P1">JSR <text:span text:style-name="T1">DODOE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333cm" svg:height="0.58cm" svg:x="5.93cm" svg:y="1.808cm">
          <draw:text-box>
            <text:p text:style-name="P6"><text:span text:style-name="T3">“</text:span><text:span text:style-name="T3">create” part</text:span></text:p>
          </draw:text-box>
        </draw:frame>
        <draw:frame draw:style-name="gr10" draw:text-style-name="P7" draw:layer="layout" svg:width="4.064cm" svg:height="0.58cm" svg:x="9.787cm" svg:y="1.808cm">
          <draw:text-box>
            <text:p text:style-name="P6"><text:span text:style-name="T3">action routine</text:span></text:p>
          </draw:text-box>
        </draw:frame>
        <draw:line draw:style-name="gr11" draw:text-style-name="P8" draw:layer="layout" svg:x1="5.85cm" svg:y1="2.134cm" svg:x2="4.961cm" svg:y2="2.134cm">
          <text:p/>
        </draw:line>
        <draw:line draw:style-name="gr11" draw:text-style-name="P8" draw:layer="layout" svg:x1="10.549cm" svg:y1="2.141cm" svg:x2="9.228cm" svg:y2="2.141cm">
          <text:p/>
        </draw:line>
        <draw:line draw:style-name="gr11" draw:text-style-name="P8" draw:layer="layout" svg:x1="8.39cm" svg:y1="2.142cm" svg:x2="9.228cm" svg:y2="2.136cm">
          <text:p/>
        </draw:line>
        <draw:line draw:style-name="gr11" draw:text-style-name="P8" draw:layer="layout" svg:x1="13.089cm" svg:y1="2.141cm" svg:x2="14.359cm" svg:y2="2.141cm">
          <text:p/>
        </draw:line>
        <draw:line draw:style-name="gr12" draw:text-style-name="P9" draw:layer="layout" svg:x1="10.041cm" svg:y1="3.658cm" svg:x2="10.041cm" svg:y2="1.659cm">
          <text:p/>
        </draw:line>
        <draw:line draw:style-name="gr13" draw:text-style-name="P10" draw:layer="layout" svg:x1="9.228cm" svg:y1="0.236cm" svg:x2="9.228cm" svg:y2="2.395cm">
          <text:p/>
        </draw:line>
        <draw:frame draw:style-name="gr14" draw:text-style-name="P11" draw:layer="layout" svg:width="2.032cm" svg:height="0.58cm" svg:x="9.406cm" svg:y="0cm">
          <draw:text-box>
            <text:p><text:span text:style-name="T4">“</text:span><text:span text:style-name="T4">DOCON”</text:span></text:p>
          </draw:text-box>
        </draw:frame>
        <draw:line draw:style-name="gr15" draw:text-style-name="P10" draw:layer="layout" svg:x1="9.482cm" svg:y1="4.166cm" svg:x2="9.152cm" svg:y2="4.801cm">
          <text:p/>
        </draw:line>
        <draw:frame draw:style-name="gr16" draw:text-style-name="P11" draw:layer="layout" svg:width="7.62cm" svg:height="0.58cm" svg:x="5.723cm" svg:y="4.801cm">
          <draw:text-box>
            <text:p><text:span text:style-name="T4">W (6809’s X register) when </text:span><text:span text:style-name="T5">DOCON</text:span><text:span text:style-name="T4"> entered</text:span></text:p>
          </draw:text-box>
        </draw:frame>
        <draw:custom-shape draw:style-name="gr17" draw:text-style-name="P4" draw:layer="layout" svg:width="1.524cm" svg:height="1.016cm" svg:x="5.037cm" svg:y="0.643cm">
          <text:p text:style-name="P1">CFA of<text:line-break/><text:span text:style-name="T1">CREA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97cm" svg:height="1.016cm" svg:x="11.704cm" svg:y="0.643cm">
          <text:p text:style-name="P1">CFA of <text:span text:style-name="T1">@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97cm" svg:height="1.016cm" svg:x="13.101cm" svg:y="0.643cm">
          <text:p text:style-name="P1">CFA of <text:span text:style-name="T1">EX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32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8:49:47.433595544</dc:date>
    <meta:editing-duration>PT1H50M49S</meta:editing-duration>
    <meta:editing-cycles>11</meta:editing-cycles>
    <meta:generator>LibreOffice/6.4.7.2$Linux_X86_64 LibreOffice_project/40$Build-2</meta:generator>
    <meta:document-statistic meta:object-count="22"/>
  </office:meta>
</office:document-meta>
</file>